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officeooo:rsid="0008834e" officeooo:paragraph-rsid="0008834e"/>
    </style:style>
    <style:style style:name="P2" style:family="paragraph" style:parent-style-name="Standard">
      <style:text-properties officeooo:rsid="0008834e" officeooo:paragraph-rsid="0008834e"/>
    </style:style>
    <style:style style:name="P3" style:family="paragraph" style:parent-style-name="Standard">
      <style:paragraph-properties fo:text-align="center" style:justify-single-word="false"/>
      <style:text-properties fo:font-size="20pt" fo:font-weight="bold" officeooo:rsid="0008834e" officeooo:paragraph-rsid="0008834e" style:font-size-asian="20pt" style:font-weight-asian="bold" style:font-size-complex="20pt" style:font-weight-complex="bold"/>
    </style:style>
    <style:style style:name="P4" style:family="paragraph" style:parent-style-name="Standard" style:list-style-name="L1">
      <style:text-properties officeooo:rsid="0008834e" officeooo:paragraph-rsid="0008834e"/>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text-properties officeooo:paragraph-rsid="001adba4"/>
    </style:style>
    <style:style style:name="P7" style:family="paragraph" style:parent-style-name="Text_20_body" style:list-style-name="L1">
      <style:paragraph-properties fo:margin-top="0cm" fo:margin-bottom="0cm" style:contextual-spacing="false"/>
      <style:text-properties officeooo:rsid="0008834e" officeooo:paragraph-rsid="0008834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text-properties officeooo:rsid="000d6dda" officeooo:paragraph-rsid="000d6dda"/>
    </style:style>
    <style:style style:name="P10" style:family="paragraph" style:parent-style-name="Text_20_body" style:list-style-name="L1">
      <style:paragraph-properties fo:margin-top="0cm" fo:margin-bottom="0cm" style:contextual-spacing="false"/>
      <style:text-properties officeooo:rsid="000d6dda" officeooo:paragraph-rsid="000d6dda"/>
    </style:style>
    <style:style style:name="P11" style:family="paragraph" style:parent-style-name="Text_20_body" style:list-style-name="L3"/>
    <style:style style:name="T1" style:family="text">
      <style:text-properties officeooo:rsid="000beba3"/>
    </style:style>
    <style:style style:name="T2" style:family="text">
      <style:text-properties officeooo:rsid="000d8357"/>
    </style:style>
    <style:style style:name="T3" style:family="text">
      <style:text-properties fo:font-style="italic" officeooo:rsid="000d8357" style:font-style-asian="italic" style:font-style-complex="italic"/>
    </style:style>
    <style:style style:name="T4" style:family="text">
      <style:text-properties officeooo:rsid="0010d5ee"/>
    </style:style>
    <style:style style:name="T5" style:family="text">
      <style:text-properties officeooo:rsid="0013286a"/>
    </style:style>
    <style:style style:name="T6" style:family="text">
      <style:text-properties officeooo:rsid="001372d1"/>
    </style:style>
    <style:style style:name="T7" style:family="text">
      <style:text-properties officeooo:rsid="001adba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ufgabenstellung für den Usability-Test deiner Visualisierungs-Web-App </text:p>
      <text:p text:style-name="P2"/>
      <text:p text:style-name="P2"/>
      <text:p text:style-name="P2"/>
      <text:h text:style-name="P1" text:outline-level="3"><text:span text:style-name="Strong_20_Emphasis">Einleitung</text:span></text:h>
      <text:p text:style-name="Text_20_body">Bitte führen Sie die folgende Aufgabe auf der bereitgestellten Web-App zur Datenvisualisierung durch. Ziel ist es, die Benutzerfreundlichkeit und visuelle Gestaltung der Anwendung zu evaluieren. Folgen Sie den untenstehenden Schritten möglichst genau und notieren Sie ggf. Ihre Gedanken oder Schwierigkeiten.</text:p>
      <text:list xml:id="list1888085950" text:style-name="L1">
        <text:list-header>
          <text:p text:style-name="P4"/>
        </text:list-header>
        <text:list-item>
          <text:p text:style-name="P7"><text:span text:style-name="Strong_20_Emphasis">Öffnen Sie die Web-App</text:span> im Browser unter → <text:s/><text:a xlink:type="simple" xlink:href="https://ba-vega-lite.vercel.app/" text:style-name="Internet_20_link" text:visited-style-name="Visited_20_Internet_20_Link">https://ba-vega-lite.vercel.app</text:a> </text:p>
        </text:list-item>
        <text:list-item>
          <text:p text:style-name="P5"><text:span text:style-name="Strong_20_Emphasis">Wählen Sie den Testdatensatz „Unternehmensdaten“</text:span> aus der Übersicht <text:span text:style-name="T6">aus</text:span></text:p>
        </text:list-item>
        <text:list-item>
          <text:p text:style-name="P5">Erstellen Sie nun eine <text:span text:style-name="Strong_20_Emphasis">Liniendiagramm-Visualisierung</text:span> basierend auf diesem Datensatz:</text:p>
        </text:list-item>
      </text:list>
      <text:list xml:id="list2606055396" text:style-name="L2">
        <text:list-item>
          <text:p text:style-name="P8">Das Diagramm <text:span text:style-name="T1">soll </text:span><text:span text:style-name="Strong_20_Emphasis">mehrere Unternehmen</text:span> gleichzeitig zeig<text:span text:style-name="T1">en</text:span></text:p>
        </text:list-item>
        <text:list-item>
          <text:p text:style-name="P8"><text:span text:style-name="Strong_20_Emphasis">Filtern Sie die Daten</text:span> so, dass <text:span text:style-name="Strong_20_Emphasis">nur der Monat Januar im Jahr 20</text:span><text:span text:style-name="Strong_20_Emphasis"><text:span text:style-name="T5">21</text:span></text:span> angezeigt wird.</text:p>
        </text:list-item>
        <text:list-item>
          <text:p text:style-name="P8"><text:span text:style-name="Strong_20_Emphasis">Blenden Sie die Legende</text:span> zum Diagramm ein.</text:p>
        </text:list-item>
        <text:list-item>
          <text:p text:style-name="P8"><text:span text:style-name="Strong_20_Emphasis">Ändern Sie die Farben der Linien</text:span>, sodass jede Linie eine klar unterscheidbare Farbe besitzt.</text:p>
        </text:list-item>
        <text:list-item>
          <text:p text:style-name="P9"><text:span text:style-name="T4">Beschriften Sie die Achsen und ä</text:span>ndern Sie die Länge und Breite der Visualisierung</text:p>
        </text:list-item>
      </text:list>
      <text:list xml:id="list223743080874042" text:continue-list="list1888085950" text:style-name="L1">
        <text:list-item>
          <text:p text:style-name="P6">Überlegen Sie im Anschluss:<text:line-break/><text:span text:style-name="T7">Die Visualisierung der Aktiendaten erweist sich als unvorteilhaft. Man kann nur schlecht nachvollziehen, dass die Aktiendaten immer nur von Montag bis Freitag erfasst wurden. Wie könnte man die Daten anhand der Funktionalität noch besser darstellen? </text:span></text:p>
        </text:list-item>
        <text:list-item>
          <text:p text:style-name="P10">Am Ende sollen Sie die Grafik exportieren als PNG oder SVG und mit zurücksenden</text:p>
        </text:list-item>
      </text:list>
      <text:p text:style-name="P2"/>
      <text:p text:style-name="P2"/>
      <text:p text:style-name="P2"/>
      <text:h text:style-name="P1" text:outline-level="3"><text:span text:style-name="Strong_20_Emphasis">Abschließende Bewertung</text:span></text:h>
      <text:p text:style-name="Text_20_body">Nachdem Sie die Aufgabe abgeschlossen haben, öffnen Sie bitte die beiden bereitgestellten Excel-Dateien:</text:p>
      <text:list xml:id="list1691428154" text:style-name="L3">
        <text:list-item>
          <text:p text:style-name="P11"><text:span text:style-name="Strong_20_Emphasis">VisAWI Fragebogen (Visual Aesthetics of Websites Inventory)</text:span><text:line-break/>→ Bitte bewerten Sie die visuelle Gestaltung der Anwendung.</text:p>
        </text:list-item>
        <text:list-item>
          <text:p text:style-name="P11"><text:span text:style-name="Strong_20_Emphasis">SUS-Fragebogen (System Usability Scale)</text:span><text:line-break/>→ Bitte bewerten Sie die allgemeine Benutzerfreundlichkeit der Anwendung.</text:p>
        </text:list-item>
      </text:list>
      <text:p text:style-name="Text_20_body">Füllen Sie beide Fragebögen vollständig aus und speichern oder senden Sie die Dateien entsprechend der Anweisungen zurück.</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27T22:37:42.372000000</dc:date>
    <meta:editing-duration>PT35M42S</meta:editing-duration>
    <meta:editing-cycles>16</meta:editing-cycles>
    <meta:generator>LibreOffice/7.2.0.4$Windows_X86_64 LibreOffice_project/9a9c6381e3f7a62afc1329bd359cc48accb6435b</meta:generator>
    <meta:document-statistic meta:table-count="0" meta:image-count="0" meta:object-count="0" meta:page-count="1" meta:paragraph-count="18" meta:word-count="256" meta:character-count="1826" meta:non-whitespace-character-count="1596"/>
  </office:meta>
</office:document-meta>
</file>